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officeooo:rsid="0012fbe1" officeooo:paragraph-rsid="0012fbe1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italic" officeooo:rsid="000e9a22" officeooo:paragraph-rsid="00149ccf" style:font-size-asian="14pt" style:font-style-asian="italic" style:font-size-complex="14pt" style:font-style-complex="itali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Azione_20_attore" style:list-style-name="Numerazione_20_UC">
      <style:text-properties officeooo:rsid="000db710" officeooo:paragraph-rsid="00104c2a"/>
    </style:style>
    <style:style style:name="P10" style:family="paragraph" style:parent-style-name="Azione_20_attore" style:list-style-name="">
      <style:text-properties officeooo:rsid="000cf989" officeooo:paragraph-rsid="000cf989"/>
    </style:style>
    <style:style style:name="P11" style:family="paragraph" style:parent-style-name="Standard" style:list-style-name="L1">
      <style:text-properties officeooo:rsid="000e27c0" officeooo:paragraph-rsid="00104c2a"/>
    </style:style>
    <style:style style:name="P12" style:family="paragraph" style:parent-style-name="Table_20_Contents">
      <style:text-properties officeooo:rsid="00251d27" officeooo:paragraph-rsid="000dd021"/>
    </style:style>
    <style:style style:name="P13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4" style:family="paragraph" style:parent-style-name="Azione_20_sistema">
      <style:text-properties officeooo:rsid="000cf989" officeooo:paragraph-rsid="00104c2a"/>
    </style:style>
    <style:style style:name="P15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be1" style:font-weight-asian="normal" style:font-weight-complex="normal"/>
    </style:style>
    <style:style style:name="T5" style:family="text">
      <style:text-properties fo:font-weight="normal" officeooo:rsid="00134d5a" style:font-weight-asian="normal" style:font-weight-complex="normal"/>
    </style:style>
    <style:style style:name="T6" style:family="text">
      <style:text-properties fo:font-weight="normal" officeooo:rsid="0013a316" style:font-weight-asian="normal" style:font-weight-complex="normal"/>
    </style:style>
    <style:style style:name="T7" style:family="text">
      <style:text-properties fo:font-weight="bold" officeooo:rsid="0012fbe1" style:font-weight-asian="bold" style:font-weight-complex="bold"/>
    </style:style>
    <style:style style:name="T8" style:family="text">
      <style:text-properties fo:font-weight="bold" officeooo:rsid="0013a316" style:font-weight-asian="bold" style:font-weight-complex="bold"/>
    </style:style>
    <style:style style:name="T9" style:family="text">
      <style:text-properties officeooo:rsid="000fe73a"/>
    </style:style>
    <style:style style:name="T10" style:family="text">
      <style:text-properties officeooo:rsid="000f2ffc"/>
    </style:style>
    <style:style style:name="T11" style:family="text">
      <style:text-properties officeooo:rsid="000ad213"/>
    </style:style>
    <style:style style:name="T12" style:family="text">
      <style:text-properties officeooo:rsid="0010f5f8"/>
    </style:style>
    <style:style style:name="T13" style:family="text">
      <style:text-properties officeooo:rsid="001211d7"/>
    </style:style>
    <style:style style:name="T14" style:family="text">
      <style:text-properties officeooo:rsid="0012fbe1"/>
    </style:style>
    <style:style style:name="T15" style:family="text">
      <style:text-properties officeooo:rsid="00134d5a"/>
    </style:style>
    <style:style style:name="T16" style:family="text">
      <style:text-properties officeooo:rsid="0013a316"/>
    </style:style>
    <style:style style:name="T17" style:family="text">
      <style:text-properties officeooo:rsid="000dd021"/>
    </style:style>
    <style:style style:name="T18" style:family="text">
      <style:text-properties officeooo:rsid="001632a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3">Cancellazione</text:span><text:span text:style-name="T12"> </text:span><text:span text:style-name="T14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4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161223" text:style-name="Numerazione_20_UC">
              <text:list-item>
                <text:p text:style-name="P9"><text:span text:style-name="T3">L'utente </text:span><text:s/>accede alla sezione <text:span text:style-name="T4">Programmazione Educativ</text:span><text:span text:style-name="T5">o</text:span><text:span text:style-name="T6">(</text:span><text:span text:style-name="T8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2. <text:span text:style-name="T13">Il sistema mostra all'utente </text:span><text:span text:style-name="T14">i</text:span><text:span text:style-name="T13">l </text:span><text:span text:style-name="T14">programma educativo in vigore </text:span></text:p>
                            <text:p text:style-name="P15"><text:span text:style-name="T2">3. </text:span><text:span text:style-name="T9">L'utente </text:span><text:span text:style-name="T14">seleziona il programma educativo</text:span></text:p>
                          </text:list-header>
                        </text:list>
                      </text:list-item>
                    </text:list>
                    <text:p text:style-name="P14"><text:span text:style-name="T2"><text:s text:c="6"/>4. </text:span>Il sistema <text:span text:style-name="T2">mostra </text:span><text:span text:style-name="T14">il </text:span><text:span text:style-name="T16">contenuto del </text:span><text:span text:style-name="T14">programma educativo(</text:span><text:span text:style-name="T7">include Visualizza </text:span><text:span text:style-name="T8">Contenuto </text:span><text:span text:style-name="T7"><text:s/>Programma Educativo</text:span><text:span text:style-name="T4">)</text:span></text:p>
                  </text:list-item>
                </text:list>
                <text:p text:style-name="P16">5. L'utente <text:span text:style-name="T14">cancella il programma educativ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7"><text:span text:style-name="T2"><text:s text:c="30"/>6.</text:span>Il sistema <text:span text:style-name="T14">cancella </text:span><text:span text:style-name="T1"><text:s/>il </text:span><text:span text:style-name="T15">programma educativ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Il sistema mostra un messaggio di successo dell'operazion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160022" text:style-name="L1">
              <text:list-item>
                <text:p text:style-name="P11"><text:span text:style-name="T10">Nel caso di un errore utente, il sistema mostra all’utente un messaggio di errore che </text:span>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L'operazione <text:span text:style-name="T18">di cancellazione </text:span>non dovrà richi<text:span text:style-name="T17">e</text:span>dere piu' di <text:span text:style-name="T18">3</text:span> secondi</text:p>
          </table:table-cell>
        </table:table-row>
      </table:table>
      <text:p text:style-name="P8"/>
      <text:p text:style-name="P6"><text:span text:style-name="T13">Cancellazione</text:span><text:span text:style-name="T12"> </text:span><text:span text:style-name="T14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11</meta:editing-cycles>
    <meta:generator>LibreOffice/3.6$Windows_x86 LibreOffice_project/da8c1e6-fd468f4-454e206-f42a4a9-143cfd</meta:generator>
    <dc:date>2012-10-22T22:03:51.40</dc:date>
    <meta:document-statistic meta:table-count="1" meta:image-count="0" meta:object-count="0" meta:page-count="1" meta:paragraph-count="22" meta:word-count="126" meta:character-count="976" meta:non-whitespace-character-count="832"/>
  </office:meta>
</office:document-meta>
</file>